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2b7c" officeooo:paragraph-rsid="00202b7c"/>
    </style:style>
    <style:style style:name="P2" style:family="paragraph" style:parent-style-name="Standard">
      <style:text-properties officeooo:rsid="002140eb" officeooo:paragraph-rsid="00214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gree of Separation: The number of nodes needed to travel to reach the target node from the source node.</text:p>
      <text:p text:style-name="P2"/>
      <text:p text:style-name="P2"/>
      <text:p text:style-name="P1">AGM (Affiliation Graph Model)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2:17:38.490617153</meta:creation-date>
    <meta:generator>LibreOffice/4.4.2.2$Linux_X86_64 LibreOffice_project/40m0$Build-2</meta:generator>
    <dc:date>2016-07-11T03:06:54.615612573</dc:date>
    <meta:editing-duration>PT49M7S</meta:editing-duration>
    <meta:editing-cycles>2</meta:editing-cycles>
    <meta:document-statistic meta:table-count="0" meta:image-count="0" meta:object-count="0" meta:page-count="1" meta:paragraph-count="2" meta:word-count="23" meta:character-count="135" meta:non-whitespace-character-count="114"/>
  </office:meta>
</office:document-meta>
</file>